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54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7.661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normal" style:font-weight-asian="normal" style:font-weight-complex="normal"/>
    </style:style>
    <style:style style:name="ce17" style:family="table-cell" style:parent-style-name="Default" style:data-style-name="N1"/>
    <style:style style:name="ce18" style:family="table-cell" style:parent-style-name="Default" style:data-style-name="N112">
      <style:text-properties fo:font-weight="bold" style:font-weight-asian="bold" style:font-weight-complex="bold"/>
    </style:style>
    <style:style style:name="ce19" style:family="table-cell" style:parent-style-name="Default" style:data-style-name="N112">
      <style:text-properties fo:font-weight="normal" style:font-weight-asian="normal" style:font-weight-complex="normal"/>
    </style:style>
    <style:style style:name="ce5" style:family="table-cell" style:parent-style-name="Default" style:data-style-name="N112"/>
    <style:style style:name="ce21" style:family="table-cell" style:parent-style-name="Default" style:data-style-name="N99">
      <style:text-properties fo:font-weight="normal" style:font-weight-asian="normal" style:font-weight-complex="normal"/>
    </style:style>
    <style:style style:name="ce2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5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ce5"/>
        <table:table-column table:style-name="co12" table:default-cell-style-name="Default"/>
        <table:table-column table:style-name="co13" table:number-columns-repeated="1014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5" office:value-type="string" calcext:value-type="string">
            <text:p>slic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8" office:value-type="string" calcext:value-type="string">
            <text:p>folds_avg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2];([.M2]+[.N2])/2;[.M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3];([.M3]+[.N3])/2;[.M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4];([.M4]+[.N4])/2;[.M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5];([.M5]+[.N5])/2;[.M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6];([.M6]+[.N6])/2;[.M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7];([.M7]+[.N7])/2;[.M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8];([.M8]+[.N8])/2;[.M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9];([.M9]+[.N9])/2;[.M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9" table:formula="of:=IF([.N10];([.M10]+[.N10])/2;[.M10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1];([.M11]+[.N11])/2;[.M1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12];([.M12]+[.N12])/2;[.M1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3];([.M13]+[.N13])/2;[.M13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4];([.M14]+[.N14])/2;[.M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5];([.M15]+[.N15])/2;[.M1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16"/>
          <table:table-cell table:style-name="ce4" table:number-columns-repeated="4"/>
          <table:table-cell table:style-name="ce19"/>
          <table:table-cell table:style-name="ce4" table:number-columns-repeated="1015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];([.M17]+[.N17])/2;[.M17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];([.M19]+[.N19])/2;[.M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];([.M20]+[.N20])/2;[.M2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];([.M21]+[.N21])/2;[.M21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];([.M23]+[.N23])/2;[.M2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4];([.M24]+[.N24])/2;[.M2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5];([.M25]+[.N25])/2;[.M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6];([.M26]+[.N26])/2;[.M2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7];([.M27]+[.N27])/2;[.M2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8];([.M28]+[.N28])/2;[.M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9];([.M29]+[.N29])/2;[.M2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0];([.M30]+[.N30])/2;[.M3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2];([.M32]+[.N32])/2;[.M3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33];([.M33]+[.N33])/2;[.M33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4"/>
          <table:table-cell table:style-name="ce19"/>
          <table:table-cell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5];([.M35]+[.N35])/2;[.M3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table:formula="of:=IF([.N36];([.M36]+[.N36])/2;[.M36])" office:value-type="float" office:value="4" calcext:value-type="float">
            <text:p>4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37];([.M37]+[.N37])/2;[.M3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8];([.M38]+[.N38])/2;[.M3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9];([.M39]+[.N39])/2;[.M3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40];([.M40]+[.N40])/2;[.M4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2];([.M42]+[.N42])/2;[.M42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3];([.M43]+[.N43])/2;[.M4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4];([.M44]+[.N44])/2;[.M4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45];([.M45]+[.N45])/2;[.M45])" office:value-type="float" office:value="0" calcext:value-type="float">
            <text:p>0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7];([.M47]+[.N47])/2;[.M4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8];([.M48]+[.N48])/2;[.M4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9];([.M49]+[.N49])/2;[.M4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0];([.M50]+[.N50])/2;[.M5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1];([.M51]+[.N51])/2;[.M5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2];([.M52]+[.N52])/2;[.M5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3];([.M53]+[.N53])/2;[.M5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4];([.M54]+[.N54])/2;[.M5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5];([.M55]+[.N55])/2;[.M5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56];([.M56]+[.N56])/2;[.M5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8];([.M58]+[.N58])/2;[.M5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table:formula="of:=IF([.N59];([.M59]+[.N59])/2;[.M59])" office:value-type="float" office:value="3.5" calcext:value-type="float">
            <text:p>3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0];([.M60]+[.N60])/2;[.M6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61];([.M61]+[.N61])/2;[.M6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2];([.M62]+[.N62])/2;[.M6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3];([.M63]+[.N63])/2;[.M6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4];([.M64]+[.N64])/2;[.M6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5];([.M65]+[.N65])/2;[.M6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7];([.M67]+[.N67])/2;[.M6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8];([.M68]+[.N68])/2;[.M6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9];([.M69]+[.N69])/2;[.M6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" table:formula="of:=IF([.N70];([.M70]+[.N70])/2;[.M7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1];([.M71]+[.N71])/2;[.M7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2];([.M72]+[.N72])/2;[.M72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3];([.M73]+[.N73])/2;[.M7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4];([.M74]+[.N74])/2;[.M74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5];([.M75]+[.N75])/2;[.M7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6];([.M76]+[.N76])/2;[.M7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77];([.M77]+[.N77])/2;[.M7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79];([.M79]+[.N79])/2;[.M79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0];([.M80]+[.N80])/2;[.M8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1];([.M81]+[.N81])/2;[.M8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82];([.M82]+[.N82])/2;[.M8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3];([.M83]+[.N83])/2;[.M8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4];([.M84]+[.N84])/2;[.M8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5];([.M85]+[.N85])/2;[.M8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6];([.M86]+[.N86])/2;[.M8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7];([.M87]+[.N87])/2;[.M8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8];([.M88]+[.N88])/2;[.M8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9];([.M89]+[.N89])/2;[.M8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1];([.M91]+[.N91])/2;[.M9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2];([.M92]+[.N92])/2;[.M9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3];([.M93]+[.N93])/2;[.M9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4];([.M94]+[.N94])/2;[.M9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5];([.M95]+[.N95])/2;[.M9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6];([.M96]+[.N96])/2;[.M9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97];([.M97]+[.N97])/2;[.M97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98];([.M98]+[.N98])/2;[.M98])" office:value-type="float" office:value="3" calcext:value-type="float">
            <text:p>3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9];([.M99]+[.N99])/2;[.M9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0];([.M100]+[.N100])/2;[.M10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1];([.M101]+[.N101])/2;[.M10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2];([.M102]+[.N102])/2;[.M10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3];([.M103]+[.N103])/2;[.M10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4];([.M104]+[.N104])/2;[.M10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5];([.M105]+[.N105])/2;[.M10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7];([.M107]+[.N107])/2;[.M10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8];([.M108]+[.N108])/2;[.M10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9];([.M109]+[.N109])/2;[.M10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0];([.M110]+[.N110])/2;[.M110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111];([.M111]+[.N111])/2;[.M111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2];([.M112]+[.N112])/2;[.M11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3];([.M113]+[.N113])/2;[.M11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4];([.M114]+[.N114])/2;[.M1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5];([.M115]+[.N115])/2;[.M115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6];([.M116]+[.N116])/2;[.M11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7];([.M117]+[.N117])/2;[.M11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9];([.M119]+[.N119])/2;[.M1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0];([.M120]+[.N120])/2;[.M12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21];([.M121]+[.N121])/2;[.M12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2];([.M122]+[.N122])/2;[.M12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3];([.M123]+[.N123])/2;[.M12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24];([.M124]+[.N124])/2;[.M12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5];([.M125]+[.N125])/2;[.M1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6];([.M126]+[.N126])/2;[.M12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27];([.M127]+[.N127])/2;[.M12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8];([.M128]+[.N128])/2;[.M1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9];([.M129]+[.N129])/2;[.M12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0];([.M130]+[.N130])/2;[.M13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2];([.M132]+[.N132])/2;[.M13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3];([.M133]+[.N133])/2;[.M13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4];([.M134]+[.N134])/2;[.M13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5];([.M135]+[.N135])/2;[.M13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6];([.M136]+[.N136])/2;[.M13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7];([.M137]+[.N137])/2;[.M13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8];([.M138]+[.N138])/2;[.M13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9];([.M139]+[.N139])/2;[.M13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40];([.M140]+[.N140])/2;[.M14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41];([.M141]+[.N141])/2;[.M14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42];([.M142]+[.N142])/2;[.M14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43];([.M143]+[.N143])/2;[.M14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44];([.M144]+[.N144])/2;[.M14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46];([.M146]+[.N146])/2;[.M14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47];([.M147]+[.N147])/2;[.M14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48];([.M148]+[.N148])/2;[.M14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49];([.M149]+[.N149])/2;[.M14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0];([.M150]+[.N150])/2;[.M15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1];([.M151]+[.N151])/2;[.M15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2];([.M152]+[.N152])/2;[.M15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3];([.M153]+[.N153])/2;[.M15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4];([.M154]+[.N154])/2;[.M15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5];([.M155]+[.N155])/2;[.M15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6];([.M156]+[.N156])/2;[.M15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7];([.M157]+[.N157])/2;[.M15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8];([.M158]+[.N158])/2;[.M15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9];([.M159]+[.N159])/2;[.M15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60];([.M160]+[.N160])/2;[.M16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61];([.M161]+[.N161])/2;[.M16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3];([.M163]+[.N163])/2;[.M16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4];([.M164]+[.N164])/2;[.M16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5];([.M165]+[.N165])/2;[.M16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6];([.M166]+[.N166])/2;[.M16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7];([.M167]+[.N167])/2;[.M16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8];([.M168]+[.N168])/2;[.M16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9];([.M169]+[.N169])/2;[.M16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0];([.M170]+[.N170])/2;[.M17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1];([.M171]+[.N171])/2;[.M17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2];([.M172]+[.N172])/2;[.M17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3];([.M173]+[.N173])/2;[.M17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4];([.M174]+[.N174])/2;[.M17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5];([.M175]+[.N175])/2;[.M17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6];([.M176]+[.N176])/2;[.M17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7];([.M177]+[.N177])/2;[.M17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8];([.M178]+[.N178])/2;[.M17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9];([.M179]+[.N179])/2;[.M17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81];([.M181]+[.N181])/2;[.M18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82];([.M182]+[.N182])/2;[.M18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83];([.M183]+[.N183])/2;[.M18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84];([.M184]+[.N184])/2;[.M18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6];([.M186]+[.N186])/2;[.M18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7];([.M187]+[.N187])/2;[.M18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8];([.M188]+[.N188])/2;[.M18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9];([.M189]+[.N189])/2;[.M18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90];([.M190]+[.N190])/2;[.M19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91];([.M191]+[.N191])/2;[.M19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3];([.M193]+[.N193])/2;[.M19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4];([.M194]+[.N194])/2;[.M19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5];([.M195]+[.N195])/2;[.M19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6];([.M196]+[.N196])/2;[.M19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7];([.M197]+[.N197])/2;[.M19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8];([.M198]+[.N198])/2;[.M19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9];([.M199]+[.N199])/2;[.M19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200];([.M200]+[.N200])/2;[.M20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201];([.M201]+[.N201])/2;[.M20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202];([.M202]+[.N202])/2;[.M20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203];([.M203]+[.N203])/2;[.M20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5];([.M205]+[.N205])/2;[.M20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6];([.M206]+[.N206])/2;[.M20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7];([.M207]+[.N207])/2;[.M20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8];([.M208]+[.N208])/2;[.M20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9];([.M209]+[.N209])/2;[.M20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0];([.M210]+[.N210])/2;[.M21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1];([.M211]+[.N211])/2;[.M21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2];([.M212]+[.N212])/2;[.M21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3];([.M213]+[.N213])/2;[.M21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4];([.M214]+[.N214])/2;[.M21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216];([.M216]+[.N216])/2;[.M21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217];([.M217]+[.N217])/2;[.M21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218];([.M218]+[.N218])/2;[.M21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220];([.M220]+[.N220])/2;[.M22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221];([.M221]+[.N221])/2;[.M22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3];([.M223]+[.N223])/2;[.M22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24];([.M224]+[.N224])/2;[.M22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25];([.M225]+[.N225])/2;[.M225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6];([.M226]+[.N226])/2;[.M22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27];([.M227]+[.N227])/2;[.M227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8];([.M228]+[.N228])/2;[.M228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9];([.M229]+[.N229])/2;[.M22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0];([.M230]+[.N230])/2;[.M23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1];([.M231]+[.N231])/2;[.M23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32];([.M232]+[.N232])/2;[.M232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3];([.M233]+[.N233])/2;[.M23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4];([.M234]+[.N234])/2;[.M23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5];([.M235]+[.N235])/2;[.M23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6];([.M236]+[.N236])/2;[.M23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37];([.M237]+[.N237])/2;[.M237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8];([.M238]+[.N238])/2;[.M238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0];([.M240]+[.N240])/2;[.M24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1];([.M241]+[.N241])/2;[.M24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2];([.M242]+[.N242])/2;[.M24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3];([.M243]+[.N243])/2;[.M24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4];([.M244]+[.N244])/2;[.M24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5];([.M245]+[.N245])/2;[.M24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6];([.M246]+[.N246])/2;[.M24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7];([.M247]+[.N247])/2;[.M24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8];([.M248]+[.N248])/2;[.M24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9];([.M249]+[.N249])/2;[.M24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50];([.M250]+[.N250])/2;[.M25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51];([.M251]+[.N251])/2;[.M25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52];([.M252]+[.N252])/2;[.M25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53];([.M253]+[.N253])/2;[.M25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54];([.M254]+[.N254])/2;[.M25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55];([.M255]+[.N255])/2;[.M25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56];([.M256]+[.N256])/2;[.M25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57];([.M257]+[.N257])/2;[.M25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58];([.M258]+[.N258])/2;[.M25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 table:number-rows-repeated="1048317">
          <table:table-cell table:number-columns-repeated="1030"/>
        </table:table-row>
        <table:table-row table:style-name="ro1">
          <table:table-cell table:number-columns-repeated="10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2-01T11:58:22.188186547</dc:date>
    <dc:creator>Bruno Vellutini</dc:creator>
    <meta:editing-duration>P10DT15H1M59S</meta:editing-duration>
    <meta:editing-cycles>83</meta:editing-cycles>
    <meta:document-statistic meta:table-count="1" meta:cell-count="2840" meta:object-count="0"/>
  </office:meta>
</office:document-meta>
</file>